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1.0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1.776cm"/>
    </style:style>
    <style:style style:name="co12" style:family="table-column">
      <style:table-column-properties fo:break-before="auto" style:column-width="2.184cm"/>
    </style:style>
    <style:style style:name="co1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ff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1" style:family="table-cell" style:parent-style-name="Default" style:data-style-name="N0"/>
    <style:style style:name="ce13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49"/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</style:style>
    <style:style style:name="ce5" style:family="table-cell" style:parent-style-name="Default" style:data-style-name="N0">
      <style:text-properties fo:color="#c9211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5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style-name="ce2" office:value-type="string" calcext:value-type="string">
            <text:p>PETSA</text:p>
          </table:table-cell>
          <table:table-cell table:style-name="ce23" table:formula="of:=NOW()" office:value-type="date" office:date-value="2024-01-08T16:19:13.697" calcext:value-type="date">
            <text:p>2024-01-08</text:p>
          </table:table-cell>
          <table:table-cell table:style-name="ce23" table:formula="of:=UPPER(TEXT([.B1];&quot;DDDD&quot;))" office:value-type="string" office:string-value="MONDAY" calcext:value-type="string">
            <text:p>MONDAY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STORED</text:p>
          </table:table-cell>
          <table:table-cell table:style-name="ce6" office:value-type="string" calcext:value-type="string">
            <text:p>COINS</text:p>
          </table:table-cell>
          <table:table-cell table:style-name="ce6" office:value-type="string" calcext:value-type="string">
            <text:p>ACTUAL TOTAL</text:p>
          </table:table-cell>
          <table:table-cell table:number-columns-repeated="2"/>
          <table:table-cell table:style-name="ce6" office:value-type="string" calcext:value-type="string">
            <text:p>PF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MOSC</text:p>
            <text:p>NET PF</text:p>
          </table:table-cell>
          <table:table-cell table:style-name="ce6" office:value-type="string" calcext:value-type="string">
            <text:p>DIRECT</text:p>
            <text:p>PAYMENT</text:p>
          </table:table-cell>
          <table:table-cell table:style-name="ce6" office:value-type="string" calcext:value-type="string">
            <text:p>COM</text:p>
          </table:table-cell>
          <table:table-cell table:style-name="ce6" office:value-type="string" calcext:value-type="string">
            <text:p>CASH</text:p>
            <text:p>REGISTER</text:p>
          </table:table-cell>
          <table:table-cell table:style-name="ce7" office:value-type="string" calcext:value-type="string">
            <text:p>DIFFERENCE</text:p>
          </table:table-cell>
          <table:table-cell table:style-name="ce6" office:value-type="string" calcext:value-type="string">
            <text:p>NOTES</text:p>
          </table:table-cell>
          <table:table-cell table:number-columns-repeated="16370"/>
        </table:table-row>
        <table:table-row table:style-name="ro1"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SUM([.A3:.C3])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DR. PEDR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ASH OU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X-RAY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LAB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MEDICIN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DR. PE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NON-MED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LAB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7]" office:value-type="float" office:value="0" calcext:value-type="float">
            <text:p>0.00</text:p>
          </table:table-cell>
          <table:table-cell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SSS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8]" office:value-type="float" office:value="0" calcext:value-type="float">
            <text:p>0.00</text:p>
          </table:table-cell>
          <table:table-cell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INOR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9]" office:value-type="float" office:value="0" calcext:value-type="float">
            <text:p>0.00</text:p>
          </table:table-cell>
          <table:table-cell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10" office:value-type="string" calcext:value-type="string">
            <text:p>GLUCO.SULFATE &amp; CALCIUM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R. REJUS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table:formula="of:=SUM([.A5:.A10])" office:value-type="float" office:value="0" calcext:value-type="float">
            <text:p>0.00</text:p>
          </table:table-cell>
          <table:table-cell table:style-name="ce14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R. ESPINOSA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DR. DELA PAZ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X-RAY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T PATIENT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DR. LASA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FX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EW PATIENT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DR. BALC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AB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C PATIENT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PHOTOCOPY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15]" office:value-type="float" office:value="0" calcext:value-type="float">
            <text:p>0.00</text:p>
          </table:table-cell>
          <table:table-cell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DEXA (DR. PETER)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DR. PETER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PRIVATE (ALL MEDICAL DOCTORS)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GLUCO.SULFATE</text:p>
            <text:p>&amp;CALCIU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12% VAT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3" table:formula="of:=NOW()" office:value-type="date" office:date-value="2024-01-08T16:19:13.697" calcext:value-type="date">
            <text:p>2024-01-08</text:p>
          </table:table-cell>
          <table:table-cell table:style-name="ce15" table:formula="of:=UPPER(TEXT([.A19];&quot;DDDD&quot;))" office:value-type="string" office:string-value="MONDAY" calcext:value-type="string">
            <text:p>MONDAY</text:p>
          </table:table-cell>
          <table:table-cell table:style-name="ce16" office:value-type="string" calcext:value-type="string">
            <text:p>PREV TOTAL</text:p>
          </table:table-cell>
          <table:table-cell table:style-name="ce11" office:value-type="float" office:value="0" calcext:value-type="float">
            <text:p>0.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8" table:formula="of:=SUM([.G3:.G18])" office:value-type="float" office:value="0" calcext:value-type="float">
            <text:p>0.00</text:p>
          </table:table-cell>
          <table:table-cell table:number-columns-repeated="5"/>
          <table:table-cell table:formula="of:=SUM([.M3:.M18])" office:value-type="float" office:value="0" calcext:value-type="float">
            <text:p>0</text:p>
          </table:table-cell>
          <table:table-cell office:value-type="string" calcext:value-type="string">
            <text:p>DIFFERENCE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9" office:value-type="string" calcext:value-type="string">
            <text:p>GRAND TOTAL</text:p>
          </table:table-cell>
          <table:table-cell table:style-name="ce13" table:formula="of:=[.G21]+[.D19]-[.B4]-[.A11]" office:value-type="float" office:value="0" calcext:value-type="float">
            <text:p>0.00</text:p>
          </table:table-cell>
          <table:table-cell/>
          <table:table-cell office:value-type="string" calcext:value-type="string">
            <text:p>DIRECT PAYMENT</text:p>
          </table:table-cell>
          <table:table-cell table:style-name="ce11" table:formula="of:=SUM([.J3:.J18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8" table:formula="of:=[.G19]-[.G20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-00-0000</text:date>, <text:time style:data-style-name="N2" text:time-value="16:13:47.8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0-05-10T08:01:42Z</meta:creation-date>
    <dc:date>2024-01-08T16:21:00.303000000</dc:date>
    <meta:editing-cycles>1332</meta:editing-cycles>
    <meta:editing-duration>PT13H42M6S</meta:editing-duration>
    <meta:document-statistic meta:table-count="1" meta:cell-count="17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4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40108; from 20220701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'edited by Mike, 20240108
  'sDateToday = Format(Now(), "yyyy-mm-dd")
  'sDateToday = Format(Now(), "yyyy")
  'sDateToday="1"
   sDateToday = Now()

  
  iDateTodayDay = Weekday(Now())

  'Linux Machine
  'note: variation in Date Format in LUBUNTU
  'example: 08-03-2020 09:31:45 
  
  'notes: Windows now has same output; Format(...) not anymore giving correct output
  'LibreOffice 7.6.4.1 (X86_64); LibreOffice Community; 2000-2023
 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'  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edited by Mike, 20230503
  'sInputPath  = "G:\Usbong MOSC\Everyone\Information Desk\output\informationDesk\cashier\"
  'edited by Mike, 20240108
'   sInputPath  = "D:\MOSC\KMS\output\informationDesk\cashier\"
   sInputPath  = "C:\MOSC\KMS\output\informationDesk\cashier\"
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 'edited by Mike, 20240108
'  sPrevDate = Format(Now()-1, "yyyy-mm-dd")
  sPrevDate = Now()-1

  'We do not include Sunday
  If (iDateTodayDay=2) then 'Monday
'  	iPrevDateDay = 7 'Saturday  	
	'edited by Mike, 20240108
  	'sPrevDate = Format(Now()-2, "yyyy-mm-dd")  	
  	sPrevDate = Now()-2
  End If	
  
  'Msgbox(sPrevDate)
  
  'added by Mike, 20240108
  'notes: Windows now has same output as Linux; 
  'Format(...) not anymore giving correct output
  'LibreOffice 7.6.4.1 (X86_64); LibreOffice Community; 2000-2023
  
  sPrevDate = Split(sPrevDate, " ")(0)
  sDatePrevMonth = Split(sPrevDate, "-")(0)
  sDatePrevDay = Split(sPrevDate, "-")(1)
  sDatePrevYear = Split(sPrevDate, "-")(2)  
  sPrevDate = sDatePrevYear &amp; "-" &amp; sDatePrevMonth &amp; "-" &amp; sDatePrevDay
  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4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40108; from 20220701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edited by Mike, 20240108
  'sPath = "D:\MOSC\KMS\output\informationDesk\cashier\"
  sPath = "C:\MOSC\KMS\output\informationDesk\cashier\"
  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